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t Ticket: Public Safety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Grab a RED (took away money), GREEN (gave more money), or WHITE (stayed about the same) index card to show your decision in regards to the police force on your budget.</text:p>
            <text:p text:style-name="P1"/>
            <text:p text:style-name="P1">On your card write THREE clear reasons for your decision.</text:p>
            <text:p text:style-name="P1"/>
            <text:p text:style-name="P1">Place your card on a “parking lot” poster in the corresponding column as you exit the room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ona Olive</meta:initial-creator>
    <meta:creation-date>2018-01-08T10:54:29</meta:creation-date>
    <meta:editing-duration>PT1M33S</meta:editing-duration>
    <meta:editing-cycles>2</meta:editing-cycles>
    <dc:date>2018-01-08T10:55:51</dc:date>
    <dc:creator>Iona Olive</dc:creator>
    <meta:document-statistic meta:object-count="25"/>
    <meta:generator>OpenOffice/4.1.3$Unix OpenOffice.org_project/413m1$Build-9783</meta:generator>
  </office:meta>
</office:document-meta>
</file>